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2mm"/>
    </style:style>
    <style:style style:name="co2" style:family="table-column">
      <style:table-column-properties fo:break-before="auto" style:column-width="36.16mm"/>
    </style:style>
    <style:style style:name="co3" style:family="table-column">
      <style:table-column-properties fo:break-before="auto" style:column-width="30.97mm"/>
    </style:style>
    <style:style style:name="co4" style:family="table-column">
      <style:table-column-properties fo:break-before="auto" style:column-width="75.64mm"/>
    </style:style>
    <style:style style:name="co5" style:family="table-column">
      <style:table-column-properties fo:break-before="auto" style:column-width="34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rque mode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09" table:default-cell-style-name="ce1"/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marque</text:p>
          </table:table-cell>
          <table:table-cell table:style-name="ce4" office:value-type="string" calcext:value-type="string">
            <text:p>identifiant</text:p>
          </table:table-cell>
          <table:table-cell table:style-name="ce4"/>
          <table:table-cell table:style-name="ce4" office:value-type="string" calcext:value-type="string">
            <text:p>ID</text:p>
          </table:table-cell>
          <table:table-cell table:style-name="ce4"/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LFA ROMEO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LFA ROMEO</text:p>
          </table:table-cell>
          <table:table-cell table:style-name="ce3" table:formula="of:=IF([.D2]=[.D1];&quot;******&quot;;&quot;&quot;)">
            <text:p/>
          </table:table-cell>
          <table:table-cell table:formula="of:=CONCATENATE(&quot;INSERT INTO marque (lib_marque) VALUES ('&quot;;[.B2];&quot;');&quot;)" office:value-type="string" office:string-value="INSERT INTO marque (lib_marque) VALUES ('ALFA ROMEO');" calcext:value-type="string">
            <text:p>INSERT INTO marque (lib_marque) VALUES ('ALFA ROMEO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STON MARTI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STON MARTIN</text:p>
          </table:table-cell>
          <table:table-cell table:style-name="ce3" table:formula="of:=IF([.D3]=[.D2];&quot;******&quot;;&quot;&quot;)">
            <text:p/>
          </table:table-cell>
          <table:table-cell table:formula="of:=CONCATENATE(&quot;INSERT INTO marque (lib_marque) VALUES ('&quot;;[.B3];&quot;');&quot;)" office:value-type="string" office:string-value="INSERT INTO marque (lib_marque) VALUES ('ASTON MARTIN');" calcext:value-type="string">
            <text:p>INSERT INTO marque (lib_marque) VALUES ('ASTON MARTIN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DI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AUDI</text:p>
          </table:table-cell>
          <table:table-cell table:style-name="ce3" table:formula="of:=IF([.D4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];&quot;');&quot;)" office:value-type="string" office:string-value="INSERT INTO marque (lib_marque) VALUES ('AUDI');" calcext:value-type="string">
            <text:p>INSERT INTO marque (lib_marque) VALUES ('AUD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S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IN</text:p>
          </table:table-cell>
          <table:table-cell table:style-name="ce3" table:formula="of:=IF([.D5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];&quot;');&quot;)" office:value-type="string" office:string-value="INSERT INTO marque (lib_marque) VALUES ('AUSTIN');" calcext:value-type="string">
            <text:p>INSERT INTO marque (lib_marque) VALUES ('AUSTIN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AU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RE</text:p>
          </table:table-cell>
          <table:table-cell table:style-name="ce3" table:formula="of:=IF([.D6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6];&quot;');&quot;)" office:value-type="string" office:string-value="INSERT INTO marque (lib_marque) VALUES ('AUTRE');" calcext:value-type="string">
            <text:p>INSERT INTO marque (lib_marque) VALUES ('AUTRE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EN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NTLEY</text:p>
          </table:table-cell>
          <table:table-cell table:style-name="ce3" table:formula="of:=IF([.D7]=[.D6];&quot;******&quot;;&quot;&quot;)">
            <text:p/>
          </table:table-cell>
          <table:table-cell table:formula="of:=CONCATENATE(&quot;INSERT INTO marque (lib_marque) VALUES ('&quot;;[.B7];&quot;');&quot;)" office:value-type="string" office:string-value="INSERT INTO marque (lib_marque) VALUES ('BENTLEY');" calcext:value-type="string">
            <text:p>INSERT INTO marque (lib_marque) VALUES ('BENTLEY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BM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MW</text:p>
          </table:table-cell>
          <table:table-cell table:style-name="ce3" table:formula="of:=IF([.D8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8];&quot;');&quot;)" office:value-type="string" office:string-value="INSERT INTO marque (lib_marque) VALUES ('BMW');" calcext:value-type="string">
            <text:p>INSERT INTO marque (lib_marque) VALUES ('BMW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EVROL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EVROLET</text:p>
          </table:table-cell>
          <table:table-cell table:style-name="ce3" table:formula="of:=IF([.D9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9];&quot;');&quot;)" office:value-type="string" office:string-value="INSERT INTO marque (lib_marque) VALUES ('CHEVROLET');" calcext:value-type="string">
            <text:p>INSERT INTO marque (lib_marque) VALUES ('CHEVROLET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HRYSL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RYSLER</text:p>
          </table:table-cell>
          <table:table-cell table:style-name="ce3" table:formula="of:=IF([.D10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0];&quot;');&quot;)" office:value-type="string" office:string-value="INSERT INTO marque (lib_marque) VALUES ('CHRYSLER');" calcext:value-type="string">
            <text:p>INSERT INTO marque (lib_marque) VALUES ('CHRYSLER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ITRO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TROEN</text:p>
          </table:table-cell>
          <table:table-cell table:style-name="ce3" table:formula="of:=IF([.D11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1];&quot;');&quot;)" office:value-type="string" office:string-value="INSERT INTO marque (lib_marque) VALUES ('CITROEN');" calcext:value-type="string">
            <text:p>INSERT INTO marque (lib_marque) VALUES ('CITROEN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CORVET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RVETTE</text:p>
          </table:table-cell>
          <table:table-cell table:style-name="ce3" table:formula="of:=IF([.D12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2];&quot;');&quot;)" office:value-type="string" office:string-value="INSERT INTO marque (lib_marque) VALUES ('CORVETTE');" calcext:value-type="string">
            <text:p>INSERT INTO marque (lib_marque) VALUES ('CORVETTE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C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CIA</text:p>
          </table:table-cell>
          <table:table-cell table:style-name="ce3" table:formula="of:=IF([.D13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3];&quot;');&quot;)" office:value-type="string" office:string-value="INSERT INTO marque (lib_marque) VALUES ('DACIA');" calcext:value-type="string">
            <text:p>INSERT INTO marque (lib_marque) VALUES ('DACI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AEWO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EWOO</text:p>
          </table:table-cell>
          <table:table-cell table:style-name="ce3" table:formula="of:=IF([.D14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4];&quot;');&quot;)" office:value-type="string" office:string-value="INSERT INTO marque (lib_marque) VALUES ('DAEWOO');" calcext:value-type="string">
            <text:p>INSERT INTO marque (lib_marque) VALUES ('DAEWOO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D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S</text:p>
          </table:table-cell>
          <table:table-cell table:style-name="ce3" table:formula="of:=IF([.D15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5];&quot;');&quot;)" office:value-type="string" office:string-value="INSERT INTO marque (lib_marque) VALUES ('DS');" calcext:value-type="string">
            <text:p>INSERT INTO marque (lib_marque) VALUES ('DS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ERRAR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RRARI</text:p>
          </table:table-cell>
          <table:table-cell table:style-name="ce3" table:formula="of:=IF([.D16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6];&quot;');&quot;)" office:value-type="string" office:string-value="INSERT INTO marque (lib_marque) VALUES ('FERRARI');" calcext:value-type="string">
            <text:p>INSERT INTO marque (lib_marque) VALUES ('FERRAR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I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AT</text:p>
          </table:table-cell>
          <table:table-cell table:style-name="ce3" table:formula="of:=IF([.D17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7];&quot;');&quot;)" office:value-type="string" office:string-value="INSERT INTO marque (lib_marque) VALUES ('FIAT');" calcext:value-type="string">
            <text:p>INSERT INTO marque (lib_marque) VALUES ('FIAT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FOR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D</text:p>
          </table:table-cell>
          <table:table-cell table:style-name="ce3" table:formula="of:=IF([.D18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8];&quot;');&quot;)" office:value-type="string" office:string-value="INSERT INTO marque (lib_marque) VALUES ('FORD');" calcext:value-type="string">
            <text:p>INSERT INTO marque (lib_marque) VALUES ('FORD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ON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NDA</text:p>
          </table:table-cell>
          <table:table-cell table:style-name="ce3" table:formula="of:=IF([.D19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19];&quot;');&quot;)" office:value-type="string" office:string-value="INSERT INTO marque (lib_marque) VALUES ('HONDA');" calcext:value-type="string">
            <text:p>INSERT INTO marque (lib_marque) VALUES ('HOND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HYUNDA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UNDAI</text:p>
          </table:table-cell>
          <table:table-cell table:style-name="ce3" table:formula="of:=IF([.D20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0];&quot;');&quot;)" office:value-type="string" office:string-value="INSERT INTO marque (lib_marque) VALUES ('HYUNDAI');" calcext:value-type="string">
            <text:p>INSERT INTO marque (lib_marque) VALUES ('HYUNDA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NFINIT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FINITI</text:p>
          </table:table-cell>
          <table:table-cell table:style-name="ce3" table:formula="of:=IF([.D21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1];&quot;');&quot;)" office:value-type="string" office:string-value="INSERT INTO marque (lib_marque) VALUES ('INFINITI');" calcext:value-type="string">
            <text:p>INSERT INTO marque (lib_marque) VALUES ('INFINIT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IVEC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VECO</text:p>
          </table:table-cell>
          <table:table-cell table:style-name="ce3" table:formula="of:=IF([.D22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2];&quot;');&quot;)" office:value-type="string" office:string-value="INSERT INTO marque (lib_marque) VALUES ('IVECO');" calcext:value-type="string">
            <text:p>INSERT INTO marque (lib_marque) VALUES ('IVECO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AGU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GUAR</text:p>
          </table:table-cell>
          <table:table-cell table:style-name="ce3" table:formula="of:=IF([.D23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3];&quot;');&quot;)" office:value-type="string" office:string-value="INSERT INTO marque (lib_marque) VALUES ('JAGUAR');" calcext:value-type="string">
            <text:p>INSERT INTO marque (lib_marque) VALUES ('JAGUAR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JEEP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EEP</text:p>
          </table:table-cell>
          <table:table-cell table:style-name="ce3" table:formula="of:=IF([.D24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4];&quot;');&quot;)" office:value-type="string" office:string-value="INSERT INTO marque (lib_marque) VALUES ('JEEP');" calcext:value-type="string">
            <text:p>INSERT INTO marque (lib_marque) VALUES ('JEEP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KI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IA</text:p>
          </table:table-cell>
          <table:table-cell table:style-name="ce3" table:formula="of:=IF([.D25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5];&quot;');&quot;)" office:value-type="string" office:string-value="INSERT INTO marque (lib_marque) VALUES ('KIA');" calcext:value-type="string">
            <text:p>INSERT INTO marque (lib_marque) VALUES ('KI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ADA</text:p>
          </table:table-cell>
          <table:table-cell table:style-name="ce3" table:formula="of:=IF([.D26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6];&quot;');&quot;)" office:value-type="string" office:string-value="INSERT INTO marque (lib_marque) VALUES ('LADA');" calcext:value-type="string">
            <text:p>INSERT INTO marque (lib_marque) VALUES ('LAD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MBORGHIN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MBORGHINI</text:p>
          </table:table-cell>
          <table:table-cell table:style-name="ce3" table:formula="of:=IF([.D27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7];&quot;');&quot;)" office:value-type="string" office:string-value="INSERT INTO marque (lib_marque) VALUES ('LAMBORGHINI');" calcext:value-type="string">
            <text:p>INSERT INTO marque (lib_marque) VALUES ('LAMBORGHIN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C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NCIA</text:p>
          </table:table-cell>
          <table:table-cell table:style-name="ce3" table:formula="of:=IF([.D28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8];&quot;');&quot;)" office:value-type="string" office:string-value="INSERT INTO marque (lib_marque) VALUES ('LANCIA');" calcext:value-type="string">
            <text:p>INSERT INTO marque (lib_marque) VALUES ('LANCI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AND ROV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ND ROVER</text:p>
          </table:table-cell>
          <table:table-cell table:style-name="ce3" table:formula="of:=IF([.D29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29];&quot;');&quot;)" office:value-type="string" office:string-value="INSERT INTO marque (lib_marque) VALUES ('LAND ROVER');" calcext:value-type="string">
            <text:p>INSERT INTO marque (lib_marque) VALUES ('LAND ROVER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EXU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XUS</text:p>
          </table:table-cell>
          <table:table-cell table:style-name="ce3" table:formula="of:=IF([.D30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0];&quot;');&quot;)" office:value-type="string" office:string-value="INSERT INTO marque (lib_marque) VALUES ('LEXUS');" calcext:value-type="string">
            <text:p>INSERT INTO marque (lib_marque) VALUES ('LEXUS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LOT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TUS</text:p>
          </table:table-cell>
          <table:table-cell table:style-name="ce3" table:formula="of:=IF([.D31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1];&quot;');&quot;)" office:value-type="string" office:string-value="INSERT INTO marque (lib_marque) VALUES ('LOTUS');" calcext:value-type="string">
            <text:p>INSERT INTO marque (lib_marque) VALUES ('LOTUS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SERAT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SERATI</text:p>
          </table:table-cell>
          <table:table-cell table:style-name="ce3" table:formula="of:=IF([.D32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2];&quot;');&quot;)" office:value-type="string" office:string-value="INSERT INTO marque (lib_marque) VALUES ('MASERATI');" calcext:value-type="string">
            <text:p>INSERT INTO marque (lib_marque) VALUES ('MASERAT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AZD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ZDA</text:p>
          </table:table-cell>
          <table:table-cell table:style-name="ce3" table:formula="of:=IF([.D33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3];&quot;');&quot;)" office:value-type="string" office:string-value="INSERT INTO marque (lib_marque) VALUES ('MAZDA');" calcext:value-type="string">
            <text:p>INSERT INTO marque (lib_marque) VALUES ('MAZD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ERCED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RCEDES</text:p>
          </table:table-cell>
          <table:table-cell table:style-name="ce3" table:formula="of:=IF([.D34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4];&quot;');&quot;)" office:value-type="string" office:string-value="INSERT INTO marque (lib_marque) VALUES ('MERCEDES');" calcext:value-type="string">
            <text:p>INSERT INTO marque (lib_marque) VALUES ('MERCEDES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N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NI</text:p>
          </table:table-cell>
          <table:table-cell table:style-name="ce3" table:formula="of:=IF([.D35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5];&quot;');&quot;)" office:value-type="string" office:string-value="INSERT INTO marque (lib_marque) VALUES ('MINI');" calcext:value-type="string">
            <text:p>INSERT INTO marque (lib_marque) VALUES ('MIN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MITSUBISH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TSUBISHI</text:p>
          </table:table-cell>
          <table:table-cell table:style-name="ce3" table:formula="of:=IF([.D36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6];&quot;');&quot;)" office:value-type="string" office:string-value="INSERT INTO marque (lib_marque) VALUES ('MITSUBISHI');" calcext:value-type="string">
            <text:p>INSERT INTO marque (lib_marque) VALUES ('MITSUBISH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NISSA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SSAN</text:p>
          </table:table-cell>
          <table:table-cell table:style-name="ce3" table:formula="of:=IF([.D37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7];&quot;');&quot;)" office:value-type="string" office:string-value="INSERT INTO marque (lib_marque) VALUES ('NISSAN');" calcext:value-type="string">
            <text:p>INSERT INTO marque (lib_marque) VALUES ('NISSAN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OPE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PEL</text:p>
          </table:table-cell>
          <table:table-cell table:style-name="ce3" table:formula="of:=IF([.D38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8];&quot;');&quot;)" office:value-type="string" office:string-value="INSERT INTO marque (lib_marque) VALUES ('OPEL');" calcext:value-type="string">
            <text:p>INSERT INTO marque (lib_marque) VALUES ('OPEL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EUGEO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UGEOT</text:p>
          </table:table-cell>
          <table:table-cell table:style-name="ce3" table:formula="of:=IF([.D39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39];&quot;');&quot;)" office:value-type="string" office:string-value="INSERT INTO marque (lib_marque) VALUES ('PEUGEOT');" calcext:value-type="string">
            <text:p>INSERT INTO marque (lib_marque) VALUES ('PEUGEOT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NTIAC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NTIAC</text:p>
          </table:table-cell>
          <table:table-cell table:style-name="ce3" table:formula="of:=IF([.D40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0];&quot;');&quot;)" office:value-type="string" office:string-value="INSERT INTO marque (lib_marque) VALUES ('PONTIAC');" calcext:value-type="string">
            <text:p>INSERT INTO marque (lib_marque) VALUES ('PONTIAC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PORSCH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RSCHE</text:p>
          </table:table-cell>
          <table:table-cell table:style-name="ce3" table:formula="of:=IF([.D41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1];&quot;');&quot;)" office:value-type="string" office:string-value="INSERT INTO marque (lib_marque) VALUES ('PORSCHE');" calcext:value-type="string">
            <text:p>INSERT INTO marque (lib_marque) VALUES ('PORSCHE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ENAUL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NAULT</text:p>
          </table:table-cell>
          <table:table-cell table:style-name="ce3" table:formula="of:=IF([.D42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2];&quot;');&quot;)" office:value-type="string" office:string-value="INSERT INTO marque (lib_marque) VALUES ('RENAULT');" calcext:value-type="string">
            <text:p>INSERT INTO marque (lib_marque) VALUES ('RENAULT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LLS ROY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OLLS ROYCE</text:p>
          </table:table-cell>
          <table:table-cell table:style-name="ce3" table:formula="of:=IF([.D43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3];&quot;');&quot;)" office:value-type="string" office:string-value="INSERT INTO marque (lib_marque) VALUES ('ROLLS ROYCE');" calcext:value-type="string">
            <text:p>INSERT INTO marque (lib_marque) VALUES ('ROLLS ROYCE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ROV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OVER</text:p>
          </table:table-cell>
          <table:table-cell table:style-name="ce3" table:formula="of:=IF([.D44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4];&quot;');&quot;)" office:value-type="string" office:string-value="INSERT INTO marque (lib_marque) VALUES ('ROVER');" calcext:value-type="string">
            <text:p>INSERT INTO marque (lib_marque) VALUES ('ROVER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AA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AB</text:p>
          </table:table-cell>
          <table:table-cell table:style-name="ce3" table:formula="of:=IF([.D45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5];&quot;');&quot;)" office:value-type="string" office:string-value="INSERT INTO marque (lib_marque) VALUES ('SAAB');" calcext:value-type="string">
            <text:p>INSERT INTO marque (lib_marque) VALUES ('SAAB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E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AT</text:p>
          </table:table-cell>
          <table:table-cell table:style-name="ce3" table:formula="of:=IF([.D46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6];&quot;');&quot;)" office:value-type="string" office:string-value="INSERT INTO marque (lib_marque) VALUES ('SEAT');" calcext:value-type="string">
            <text:p>INSERT INTO marque (lib_marque) VALUES ('SEAT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KOD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KODA</text:p>
          </table:table-cell>
          <table:table-cell table:style-name="ce3" table:formula="of:=IF([.D47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7];&quot;');&quot;)" office:value-type="string" office:string-value="INSERT INTO marque (lib_marque) VALUES ('SKODA');" calcext:value-type="string">
            <text:p>INSERT INTO marque (lib_marque) VALUES ('SKOD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MA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MART</text:p>
          </table:table-cell>
          <table:table-cell table:style-name="ce3" table:formula="of:=IF([.D48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8];&quot;');&quot;)" office:value-type="string" office:string-value="INSERT INTO marque (lib_marque) VALUES ('SMART');" calcext:value-type="string">
            <text:p>INSERT INTO marque (lib_marque) VALUES ('SMART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BARU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BARU</text:p>
          </table:table-cell>
          <table:table-cell table:style-name="ce3" table:formula="of:=IF([.D49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49];&quot;');&quot;)" office:value-type="string" office:string-value="INSERT INTO marque (lib_marque) VALUES ('SUBARU');" calcext:value-type="string">
            <text:p>INSERT INTO marque (lib_marque) VALUES ('SUBARU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SUZUK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ZUKI</text:p>
          </table:table-cell>
          <table:table-cell table:style-name="ce3" table:formula="of:=IF([.D50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0];&quot;');&quot;)" office:value-type="string" office:string-value="INSERT INTO marque (lib_marque) VALUES ('SUZUKI');" calcext:value-type="string">
            <text:p>INSERT INTO marque (lib_marque) VALUES ('SUZUK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ALBO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LBOT</text:p>
          </table:table-cell>
          <table:table-cell table:style-name="ce3" table:formula="of:=IF([.D51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1];&quot;');&quot;)" office:value-type="string" office:string-value="INSERT INTO marque (lib_marque) VALUES ('TALBOT');" calcext:value-type="string">
            <text:p>INSERT INTO marque (lib_marque) VALUES ('TALBOT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OYOT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OYOTA</text:p>
          </table:table-cell>
          <table:table-cell table:style-name="ce3" table:formula="of:=IF([.D52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2];&quot;');&quot;)" office:value-type="string" office:string-value="INSERT INTO marque (lib_marque) VALUES ('TOYOTA');" calcext:value-type="string">
            <text:p>INSERT INTO marque (lib_marque) VALUES ('TOYOT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TRIUMP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IUMPH</text:p>
          </table:table-cell>
          <table:table-cell table:style-name="ce3" table:formula="of:=IF([.D53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3];&quot;');&quot;)" office:value-type="string" office:string-value="INSERT INTO marque (lib_marque) VALUES ('TRIUMPH');" calcext:value-type="string">
            <text:p>INSERT INTO marque (lib_marque) VALUES ('TRIUMPH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KSWAG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VOLKSWAGEN</text:p>
          </table:table-cell>
          <table:table-cell table:style-name="ce3" table:formula="of:=IF([.D54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4];&quot;');&quot;)" office:value-type="string" office:string-value="INSERT INTO marque (lib_marque) VALUES ('VOLKSWAGEN');" calcext:value-type="string">
            <text:p>INSERT INTO marque (lib_marque) VALUES ('VOLKSWAGEN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oiture</text:p>
          </table:table-cell>
          <table:table-cell office:value-type="string" calcext:value-type="string">
            <text:p>VOLV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OLVO</text:p>
          </table:table-cell>
          <table:table-cell table:style-name="ce3" table:formula="of:=IF([.D55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5];&quot;');&quot;)" office:value-type="string" office:string-value="INSERT INTO marque (lib_marque) VALUES ('VOLVO');" calcext:value-type="string">
            <text:p>INSERT INTO marque (lib_marque) VALUES ('VOLVO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APRILI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PRILIA</text:p>
          </table:table-cell>
          <table:table-cell table:style-name="ce3" table:formula="of:=IF([.D56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6];&quot;');&quot;)" office:value-type="string" office:string-value="INSERT INTO marque (lib_marque) VALUES ('APRILIA');" calcext:value-type="string">
            <text:p>INSERT INTO marque (lib_marque) VALUES ('APRILI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DUCATI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UCATI</text:p>
          </table:table-cell>
          <table:table-cell table:style-name="ce3" table:formula="of:=IF([.D57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7];&quot;');&quot;)" office:value-type="string" office:string-value="INSERT INTO marque (lib_marque) VALUES ('DUCATI');" calcext:value-type="string">
            <text:p>INSERT INTO marque (lib_marque) VALUES ('DUCAT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HARLEY-DAVIDSO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ARLEY-DAVIDSON</text:p>
          </table:table-cell>
          <table:table-cell table:style-name="ce3" table:formula="of:=IF([.D58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8];&quot;');&quot;)" office:value-type="string" office:string-value="INSERT INTO marque (lib_marque) VALUES ('HARLEY-DAVIDSON');" calcext:value-type="string">
            <text:p>INSERT INTO marque (lib_marque) VALUES ('HARLEY-DAVIDSON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AWASAKI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AWASAKI</text:p>
          </table:table-cell>
          <table:table-cell table:style-name="ce3" table:formula="of:=IF([.D59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59];&quot;');&quot;)" office:value-type="string" office:string-value="INSERT INTO marque (lib_marque) VALUES ('KAWASAKI');" calcext:value-type="string">
            <text:p>INSERT INTO marque (lib_marque) VALUES ('KAWASAKI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KT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TM</text:p>
          </table:table-cell>
          <table:table-cell table:style-name="ce3" table:formula="of:=IF([.D60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60];&quot;');&quot;)" office:value-type="string" office:string-value="INSERT INTO marque (lib_marque) VALUES ('KTM');" calcext:value-type="string">
            <text:p>INSERT INTO marque (lib_marque) VALUES ('KTM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PIAGGI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IAGGIO</text:p>
          </table:table-cell>
          <table:table-cell table:style-name="ce3" table:formula="of:=IF([.D61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61];&quot;');&quot;)" office:value-type="string" office:string-value="INSERT INTO marque (lib_marque) VALUES ('PIAGGIO');" calcext:value-type="string">
            <text:p>INSERT INTO marque (lib_marque) VALUES ('PIAGGIO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YAMAH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AMAHA</text:p>
          </table:table-cell>
          <table:table-cell table:style-name="ce3" table:formula="of:=IF([.D62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62];&quot;');&quot;)" office:value-type="string" office:string-value="INSERT INTO marque (lib_marque) VALUES ('YAMAHA');" calcext:value-type="string">
            <text:p>INSERT INTO marque (lib_marque) VALUES ('YAMAHA');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to</text:p>
          </table:table-cell>
          <table:table-cell office:value-type="string" calcext:value-type="string">
            <text:p>VESP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ESPA</text:p>
          </table:table-cell>
          <table:table-cell table:style-name="ce3" table:formula="of:=IF([.D63]=#REF!;&quot;******&quot;;&quot;&quot;)" office:value-type="string" office:string-value="" calcext:value-type="error">
            <text:p>#RÉF !</text:p>
          </table:table-cell>
          <table:table-cell table:formula="of:=CONCATENATE(&quot;INSERT INTO marque (lib_marque) VALUES ('&quot;;[.B63];&quot;');&quot;)" office:value-type="string" office:string-value="INSERT INTO marque (lib_marque) VALUES ('VESPA');" calcext:value-type="string">
            <text:p>INSERT INTO marque (lib_marque) VALUES ('VESPA');</text:p>
          </table:table-cell>
          <table:table-cell table:number-columns-repeated="1009"/>
        </table:table-row>
        <table:table-row table:style-name="ro2" table:number-rows-repeated="1048512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'marque modele'.A1:'marque modele'.F62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/00/0000</text:date>, <text:time style:data-style-name="N2" text:time-value="11:26:20.4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1:26:35.456000000</dc:date>
    <meta:editing-duration>PT40M36S</meta:editing-duration>
    <meta:editing-cycles>8</meta:editing-cycles>
    <meta:generator>LibreOffice/5.4.3.2$Windows_x86 LibreOffice_project/92a7159f7e4af62137622921e809f8546db437e5</meta:generator>
    <meta:document-statistic meta:table-count="1" meta:cell-count="376" meta:object-count="0"/>
  </office:meta>
</office:document-meta>
</file>